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A256:kvkyyVNC7tcJj8JL0gEsW5cLv7hTc3BJEvyFXVf4MB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8:03:27.320032894</meta:creation-date>
    <dc:date>2023-08-20T18:03:38.072186028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50" meta:non-whitespace-character-count="50"/>
    <meta:generator>LibreOffice/7.3.7.2$Linux_X86_64 LibreOffice_project/30$Build-2</meta:generator>
  </office:meta>
</office:document-meta>
</file>